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23d6f2" officeooo:paragraph-rsid="0023d6f2"/>
    </style:style>
    <style:style style:name="P2" style:family="paragraph" style:parent-style-name="Standard">
      <style:paragraph-properties fo:text-align="end" style:justify-single-word="false"/>
      <style:text-properties officeooo:rsid="0023d6f2" officeooo:paragraph-rsid="0023d6f2"/>
    </style:style>
    <style:style style:name="P3" style:family="paragraph" style:parent-style-name="Standard">
      <style:paragraph-properties fo:text-align="start" style:justify-single-word="false"/>
      <style:text-properties officeooo:rsid="00242037" officeooo:paragraph-rsid="00242037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242037" officeooo:paragraph-rsid="00242037"/>
    </style:style>
    <style:style style:name="P5" style:family="paragraph" style:parent-style-name="Standard">
      <style:paragraph-properties fo:text-align="start" style:justify-single-word="false"/>
      <style:text-properties officeooo:rsid="002d5762" officeooo:paragraph-rsid="002d5762"/>
    </style:style>
    <style:style style:name="P6" style:family="paragraph" style:parent-style-name="Standard">
      <style:paragraph-properties fo:text-align="start" style:justify-single-word="false"/>
      <style:text-properties officeooo:rsid="002bbfe7" officeooo:paragraph-rsid="002bbfe7"/>
    </style:style>
    <style:style style:name="P7" style:family="paragraph" style:parent-style-name="Standard">
      <style:paragraph-properties fo:text-align="start" style:justify-single-word="false"/>
      <style:text-properties officeooo:rsid="002f470c" officeooo:paragraph-rsid="00287d5b"/>
    </style:style>
    <style:style style:name="P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25e566" officeooo:paragraph-rsid="0025e566" style:font-weight-asian="normal" style:font-weight-complex="normal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287d5b" officeooo:paragraph-rsid="00287d5b"/>
    </style:style>
    <style:style style:name="P10" style:family="paragraph" style:parent-style-name="Standard" style:list-style-name="L2">
      <style:paragraph-properties fo:margin-left="2.501cm" fo:margin-right="0cm" fo:text-align="start" style:justify-single-word="false" fo:text-indent="-0.635cm" style:auto-text-indent="false"/>
      <style:text-properties officeooo:rsid="0027e053" officeooo:paragraph-rsid="0027e053"/>
    </style:style>
    <style:style style:name="P11" style:family="paragraph" style:parent-style-name="Standard" style:list-style-name="L2">
      <style:paragraph-properties fo:margin-left="2.501cm" fo:margin-right="0cm" fo:text-align="start" style:justify-single-word="false" fo:text-indent="-0.635cm" style:auto-text-indent="false"/>
      <style:text-properties officeooo:rsid="00287d5b" officeooo:paragraph-rsid="00287d5b"/>
    </style:style>
    <style:style style:name="T1" style:family="text">
      <style:text-properties officeooo:rsid="0027e053"/>
    </style:style>
    <style:style style:name="T2" style:family="text">
      <style:text-properties officeooo:rsid="002f47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zendo mágica com Ruby</text:p>
      <text:p text:style-name="P1"/>
      <text:p text:style-name="P2">Paulo Souza</text:p>
      <text:p text:style-name="P2"/>
      <text:p text:style-name="P3">Porque Ruby? </text:p>
      <text:list xml:id="list3203389576878854796" text:style-name="L1">
        <text:list-item>
          <text:p text:style-name="P4">Várias vagas de emprego;</text:p>
        </text:list-item>
        <text:list-item>
          <text:p text:style-name="P4">Documentação robusta;</text:p>
        </text:list-item>
        <text:list-item>
          <text:p text:style-name="P4">Pode ser usada em diversos contextos e plataformas;</text:p>
        </text:list-item>
      </text:list>
      <text:p text:style-name="P3"/>
      <text:p text:style-name="P8">Sites <text:span text:style-name="T1">criados em Ruby</text:span></text:p>
      <text:list xml:id="list3041346547568062768" text:style-name="L2">
        <text:list-item>
          <text:p text:style-name="P10">Twitter;</text:p>
        </text:list-item>
        <text:list-item>
          <text:p text:style-name="P10">Slideshare;</text:p>
        </text:list-item>
        <text:list-item>
          <text:p text:style-name="P11">Github;</text:p>
        </text:list-item>
      </text:list>
      <text:p text:style-name="P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Mono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Mono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iberation Mono" fo:font-family="'Liberation Mono'" style:font-family-generic="modern" style:font-pitch="fixed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Mono" fo:font-family="'Liberation Mono'" style:font-family-generic="modern" style:font-pitch="fixed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Mono" fo:font-family="'Liberation Mono'" style:font-family-generic="modern" style:font-pitch="fixed"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9:53:49.974014948</meta:creation-date>
    <meta:generator>LibreOffice/5.1.4.2$Linux_X86_64 LibreOffice_project/10m0$Build-2</meta:generator>
    <dc:date>2016-10-17T21:58:04.462128835</dc:date>
    <meta:editing-duration>PT1H20M33S</meta:editing-duration>
    <meta:editing-cycles>12</meta:editing-cycles>
    <meta:document-statistic meta:table-count="0" meta:image-count="0" meta:object-count="0" meta:page-count="1" meta:paragraph-count="10" meta:word-count="35" meta:character-count="196" meta:non-whitespace-character-count="176"/>
  </office:meta>
</office:document-meta>
</file>